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1">1 times table (to 10):</text:p>
            <text:p text:style-name="P1">1 x 1 = 1</text:p>
            <text:p text:style-name="P1">1 x 2 = 2</text:p>
            <text:p text:style-name="P1">1 x 3 = 3</text:p>
            <text:p text:style-name="P1">1 x 4 = 4</text:p>
            <text:p text:style-name="P1">1 x 5 = 5</text:p>
            <text:p text:style-name="P1">1 x 6 = 6</text:p>
            <text:p text:style-name="P1">1 x 7 = 7</text:p>
            <text:p text:style-name="P1">1 x 8 = 8</text:p>
            <text:p text:style-name="P1">1 x 9 = 9</text:p>
            <text:p text:style-name="P1">1 x 10 = 10</text:p>
          </table:table-cell>
          <table:table-cell table:style-name="Table1.A1" office:value-type="string">
            <text:p text:style-name="P1">2 times table (to 10):</text:p>
            <text:p text:style-name="P1">2 x 1 = 2</text:p>
            <text:p text:style-name="P1">2 x 2 = 4</text:p>
            <text:p text:style-name="P1">2 x 3 = 6</text:p>
            <text:p text:style-name="P1">2 x 4 = 8</text:p>
            <text:p text:style-name="P1">2 x 5 = 10</text:p>
            <text:p text:style-name="P1">2 x 6 = 12</text:p>
            <text:p text:style-name="P1">2 x 7 = 14</text:p>
            <text:p text:style-name="P1">2 x 8 = 16</text:p>
            <text:p text:style-name="P1">2 x 9 = 18</text:p>
            <text:p text:style-name="P1">2 x 10 = 20</text:p>
          </table:table-cell>
          <table:table-cell table:style-name="Table1.A1" office:value-type="string">
            <text:p text:style-name="P1">3 times table (to 10):</text:p>
            <text:p text:style-name="P1">3 x 1 = 3</text:p>
            <text:p text:style-name="P1">3 x 2 = 6</text:p>
            <text:p text:style-name="P1">3 x 3 = 9</text:p>
            <text:p text:style-name="P1">3 x 4 = 12</text:p>
            <text:p text:style-name="P1">3 x 5 = 15</text:p>
            <text:p text:style-name="P1">3 x 6 = 18</text:p>
            <text:p text:style-name="P1">3 x 7 = 21</text:p>
            <text:p text:style-name="P1">3 x 8 = 24</text:p>
            <text:p text:style-name="P1">3 x 9 = 27</text:p>
            <text:p text:style-name="P1">3 x 10 = 30</text:p>
          </table:table-cell>
          <table:table-cell table:style-name="Table1.A1" office:value-type="string">
            <text:p text:style-name="P1">4 times table (to 10):</text:p>
            <text:p text:style-name="P1">4 x 1 = 4</text:p>
            <text:p text:style-name="P1">4 x 2 = 8</text:p>
            <text:p text:style-name="P1">4 x 3 = 12</text:p>
            <text:p text:style-name="P1">4 x 4 = 16</text:p>
            <text:p text:style-name="P1">4 x 5 = 20</text:p>
            <text:p text:style-name="P1">4 x 6 = 24</text:p>
            <text:p text:style-name="P1">4 x 7 = 28</text:p>
            <text:p text:style-name="P1">4 x 8 = 32</text:p>
            <text:p text:style-name="P1">4 x 9 = 36</text:p>
            <text:p text:style-name="P1">4 x 10 = 4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5 times table (to 10):</text:p>
            <text:p text:style-name="P1">5 x 1 = 5</text:p>
            <text:p text:style-name="P1">5 x 2 = 10</text:p>
            <text:p text:style-name="P1">5 x 3 = 15</text:p>
            <text:p text:style-name="P1">5 x 4 = 20</text:p>
            <text:p text:style-name="P1">5 x 5 = 25</text:p>
            <text:p text:style-name="P1">5 x 6 = 30</text:p>
            <text:p text:style-name="P1">5 x 7 = 35</text:p>
            <text:p text:style-name="P1">5 x 8 = 40</text:p>
            <text:p text:style-name="P1">5 x 9 = 45</text:p>
            <text:p text:style-name="P1">5 x 10 = 50</text:p>
          </table:table-cell>
          <table:table-cell table:style-name="Table1.A1" office:value-type="string">
            <text:p text:style-name="P1">6 times table (to 10):</text:p>
            <text:p text:style-name="P1">6 x 1 = 6</text:p>
            <text:p text:style-name="P1">6 x 2 = 12</text:p>
            <text:p text:style-name="P1">6 x 3 = 18</text:p>
            <text:p text:style-name="P1">6 x 4 = 24</text:p>
            <text:p text:style-name="P1">6 x 5 = 30</text:p>
            <text:p text:style-name="P1">6 x 6 = 36</text:p>
            <text:p text:style-name="P1">6 x 7 = 42</text:p>
            <text:p text:style-name="P1">6 x 8 = 48</text:p>
            <text:p text:style-name="P1">6 x 9 = 54</text:p>
            <text:p text:style-name="P1">6 x 10 = 60</text:p>
          </table:table-cell>
          <table:table-cell table:style-name="Table1.A1" office:value-type="string">
            <text:p text:style-name="P1">7 times table (to 10):</text:p>
            <text:p text:style-name="P1">7 x 1 = 7</text:p>
            <text:p text:style-name="P1">7 x 2 = 14</text:p>
            <text:p text:style-name="P1">7 x 3 = 21</text:p>
            <text:p text:style-name="P1">7 x 4 = 28</text:p>
            <text:p text:style-name="P1">7 x 5 = 35</text:p>
            <text:p text:style-name="P1">7 x 6 = 42</text:p>
            <text:p text:style-name="P1">7 x 7 = 49</text:p>
            <text:p text:style-name="P1">7 x 8 = 56</text:p>
            <text:p text:style-name="P1">7 x 9 = 63</text:p>
            <text:p text:style-name="P1">7 x 10 = 70</text:p>
          </table:table-cell>
          <table:table-cell table:style-name="Table1.A1" office:value-type="string">
            <text:p text:style-name="P1">8 times table (to 10):</text:p>
            <text:p text:style-name="P1">8 x 1 = 8</text:p>
            <text:p text:style-name="P1">8 x 2 = 16</text:p>
            <text:p text:style-name="P1">8 x 3 = 24</text:p>
            <text:p text:style-name="P1">8 x 4 = 32</text:p>
            <text:p text:style-name="P1">8 x 5 = 40</text:p>
            <text:p text:style-name="P1">8 x 6 = 48</text:p>
            <text:p text:style-name="P1">8 x 7 = 56</text:p>
            <text:p text:style-name="P1">8 x 8 = 64</text:p>
            <text:p text:style-name="P1">8 x 9 = 72</text:p>
            <text:p text:style-name="P1">8 x 10 = 8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9 times table (to 10):</text:p>
            <text:p text:style-name="P1">9 x 1 = 9</text:p>
            <text:p text:style-name="P1">9 x 2 = 18</text:p>
            <text:p text:style-name="P1">9 x 3 = 27</text:p>
            <text:p text:style-name="P1">9 x 4 = 36</text:p>
            <text:p text:style-name="P1">9 x 5 = 45</text:p>
            <text:p text:style-name="P1">9 x 6 = 54</text:p>
            <text:p text:style-name="P1">9 x 7 = 63</text:p>
            <text:p text:style-name="P1">9 x 8 = 72</text:p>
            <text:p text:style-name="P1">9 x 9 = 81</text:p>
            <text:p text:style-name="P1">9 x 10 = 90</text:p>
          </table:table-cell>
          <table:table-cell table:style-name="Table1.A1" office:value-type="string">
            <text:p text:style-name="P1">10 times table (to 10):</text:p>
            <text:p text:style-name="P1">10 x 1 = 10</text:p>
            <text:p text:style-name="P1">10 x 2 = 20</text:p>
            <text:p text:style-name="P1">10 x 3 = 30</text:p>
            <text:p text:style-name="P1">10 x 4 = 40</text:p>
            <text:p text:style-name="P1">10 x 5 = 50</text:p>
            <text:p text:style-name="P1">10 x 6 = 60</text:p>
            <text:p text:style-name="P1">10 x 7 = 70</text:p>
            <text:p text:style-name="P1">10 x 8 = 80</text:p>
            <text:p text:style-name="P1">10 x 9 = 90</text:p>
            <text:p text:style-name="P1">10 x 10 = 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01:55.583231239</meta:creation-date>
    <dc:date>2023-10-19T15:11:03.221971889</dc:date>
    <meta:editing-duration>PT9M7S</meta:editing-duration>
    <meta:editing-cycles>2</meta:editing-cycles>
    <meta:generator>LibreOffice/7.5.5.2$Linux_X86_64 LibreOffice_project/50$Build-2</meta:generator>
    <meta:print-date>2023-10-19T15:09:59.679562802</meta:print-date>
    <meta:document-statistic meta:table-count="1" meta:image-count="0" meta:object-count="0" meta:page-count="1" meta:paragraph-count="110" meta:word-count="550" meta:character-count="1219" meta:non-whitespace-character-count="779"/>
  </office:meta>
</office:document-meta>
</file>